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3cm" svg:stroke-color="#00008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solid"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3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75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428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35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148cm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741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186cm"/>
    </style:style>
    <style:style style:name="gr17" style:family="graphic" style:parent-style-name="objectwithoutfill">
      <style:graphic-properties draw:stroke="soli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xml:id="id1" draw:id="id1" draw:layer="layout" svg:width="8.8cm" svg:height="1.6cm" svg:x="2.8cm" svg:y="3.6cm">
            <text:p text:style-name="P1"><text:span text:style-name="T1">HANDLE ASYNCHRONOUS</text:span></text:p>
            <text:p text:style-name="P1"><text:span text:style-name="T1">EXTERNAL EVENTS</text:span></text:p>
          </draw:rect>
          <draw:rect draw:style-name="gr1" draw:text-style-name="P2" xml:id="id2" draw:id="id2" draw:layer="layout" svg:width="8.8cm" svg:height="1.6cm" svg:x="2.799cm" svg:y="6.468cm">
            <text:p text:style-name="P1"><text:span text:style-name="T1">PREFETCH</text:span></text:p>
          </draw:rect>
          <draw:rect draw:style-name="gr2" draw:text-style-name="P2" xml:id="id5" draw:id="id5" draw:layer="layout" svg:width="8.8cm" svg:height="1.6cm" svg:x="2.799cm" svg:y="13.797cm">
            <text:p text:style-name="P1"><text:span text:style-name="T1">INSTRUMENT INSTRUCTION</text:span></text:p>
            <text:p text:style-name="P1"><text:span text:style-name="T1">(when needed)</text:span></text:p>
          </draw:rect>
          <draw:rect draw:style-name="gr1" draw:text-style-name="P2" xml:id="id6" draw:id="id6" draw:layer="layout" svg:width="8.8cm" svg:height="1.6cm" svg:x="2.799cm" svg:y="16.665cm">
            <text:p text:style-name="P1"><text:span text:style-name="T1">RESOLVE MEMORY REFERENCES</text:span></text:p>
            <text:p text:style-name="P1"><text:span text:style-name="T1">(ADDRESS GENERATION UNIT)</text:span></text:p>
          </draw:rect>
          <draw:custom-shape draw:style-name="gr3" draw:text-style-name="P2" xml:id="id3" draw:id="id3" draw:layer="layout" svg:width="4.936cm" svg:height="3.194cm" svg:x="4.709cm" svg:y="9.29cm">
            <text:p text:style-name="P1"><text:span text:style-name="T1">Instruction </text:span><text:span text:style-name="T1"><text:line-break/></text:span><text:span text:style-name="T1">cache </text:span><text:span text:style-name="T1"><text:line-break/></text:span><text:span text:style-name="T1">lookup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xml:id="id7" draw:id="id7" draw:layer="layout" svg:width="8.8cm" svg:height="1.6cm" svg:x="2.798cm" svg:y="19.532cm">
            <text:p text:style-name="P1"><text:span text:style-name="T1">ACCESS MEMORY AND </text:span></text:p>
            <text:p text:style-name="P1"><text:span text:style-name="T1">EXECUTE</text:span></text:p>
          </draw:rect>
          <draw:rect draw:style-name="gr1" draw:text-style-name="P2" xml:id="id8" draw:id="id8" draw:layer="layout" svg:width="8.8cm" svg:height="1.6cm" svg:x="2.798cm" svg:y="22.398cm">
            <text:p text:style-name="P1"><text:span text:style-name="T1">COMMIT</text:span></text:p>
          </draw:rect>
          <draw:rect draw:style-name="gr1" draw:text-style-name="P2" xml:id="id4" draw:id="id4" draw:layer="layout" svg:width="7.598cm" svg:height="1.6cm" svg:x="11.9cm" svg:y="10.096cm">
            <text:p text:style-name="P1"><text:span text:style-name="T1">FETCH AND DECODE</text:span></text:p>
            <text:p text:style-name="P1"><text:span text:style-name="T1">INSTRUCTION</text:span></text:p>
          </draw:rect>
          <draw:connector draw:style-name="gr4" draw:text-style-name="P1" draw:layer="layout" svg:x1="7.2cm" svg:y1="5.2cm" svg:x2="7.199cm" svg:y2="6.468cm" draw:start-shape="id1" draw:start-glue-point="2" draw:end-shape="id2" draw:end-glue-point="0" svg:d="m7200 5200v634h-1v634">
            <text:p/>
          </draw:connector>
          <draw:connector draw:style-name="gr4" draw:text-style-name="P1" draw:layer="layout" svg:x1="7.199cm" svg:y1="8.068cm" svg:x2="7.177cm" svg:y2="9.29cm" draw:start-shape="id2" draw:start-glue-point="2" draw:end-shape="id3" draw:end-glue-point="4" svg:d="m7199 8068v611h-22v611">
            <text:p/>
          </draw:connector>
          <draw:connector draw:style-name="gr4" draw:text-style-name="P1" draw:layer="layout" svg:x1="9.645cm" svg:y1="10.887cm" svg:x2="11.9cm" svg:y2="10.896cm" draw:start-shape="id3" draw:start-glue-point="7" draw:end-shape="id4" draw:end-glue-point="3" svg:d="m9645 10887h1128v9h1127">
            <text:p/>
          </draw:connector>
          <draw:connector draw:style-name="gr4" draw:text-style-name="P1" draw:layer="layout" svg:x1="7.177cm" svg:y1="12.484cm" svg:x2="7.199cm" svg:y2="13.797cm" draw:start-shape="id3" draw:start-glue-point="6" draw:end-shape="id5" draw:end-glue-point="0" svg:d="m7177 12484v657h22v656">
            <text:p/>
          </draw:connector>
          <draw:connector draw:style-name="gr4" draw:text-style-name="P1" draw:layer="layout" svg:x1="7.199cm" svg:y1="15.397cm" svg:x2="7.199cm" svg:y2="16.665cm" draw:start-shape="id5" draw:start-glue-point="2" draw:end-shape="id6" draw:end-glue-point="0" svg:d="m7199 15397v1268">
            <text:p/>
          </draw:connector>
          <draw:connector draw:style-name="gr4" draw:text-style-name="P1" draw:layer="layout" svg:x1="7.199cm" svg:y1="18.265cm" svg:x2="7.198cm" svg:y2="19.532cm" draw:start-shape="id6" draw:start-glue-point="2" draw:end-shape="id7" draw:end-glue-point="0" svg:d="m7199 18265v634h-1v633">
            <text:p/>
          </draw:connector>
          <draw:connector draw:style-name="gr4" draw:text-style-name="P1" draw:layer="layout" svg:x1="7.198cm" svg:y1="21.132cm" svg:x2="7.198cm" svg:y2="22.398cm" draw:start-shape="id7" draw:start-glue-point="2" draw:end-shape="id8" draw:end-glue-point="0" svg:d="m7198 21132v1266">
            <text:p/>
          </draw:connector>
          <draw:connector draw:style-name="gr4" draw:text-style-name="P1" draw:layer="layout" draw:line-skew="0cm -0.097cm -0.199cm" svg:x1="7.198cm" svg:y1="23.998cm" svg:x2="7.2cm" svg:y2="3.6cm" draw:start-shape="id8" draw:start-glue-point="2" draw:end-shape="id1" draw:end-glue-point="0" svg:d="m7198 23998v501h-4998v-21599h5000v700">
            <text:p/>
          </draw:connector>
          <draw:connector draw:style-name="gr4" draw:text-style-name="P1" draw:layer="layout" svg:x1="15.699cm" svg:y1="11.696cm" svg:x2="11.599cm" svg:y2="14.597cm" draw:start-shape="id4" draw:start-glue-point="2" draw:end-shape="id5" draw:end-glue-point="1" svg:d="m15699 11696v2901h-4100">
            <text:p/>
          </draw:connector>
        </draw:g>
      </draw:page>
      <draw:page draw:name="page2" draw:style-name="dp1" draw:master-page-name="Default">
        <draw:g>
          <draw:rect draw:style-name="gr5" draw:text-style-name="P1" draw:layer="layout" svg:width="9.1cm" svg:height="18.7cm" svg:x="6.292cm" svg:y="5.379cm">
            <text:p/>
          </draw:rect>
          <draw:frame draw:style-name="gr6" draw:text-style-name="P1" draw:layer="layout" svg:width="9.1cm" svg:height="1cm" svg:x="6.292cm" svg:y="5.379cm">
            <draw:text-box>
              <text:p text:style-name="P1">Unspecified</text:p>
            </draw:text-box>
          </draw:frame>
          <draw:frame draw:style-name="gr7" draw:text-style-name="P1" draw:layer="layout" svg:width="9.1cm" svg:height="4.517cm" svg:x="6.291cm" svg:y="6.378cm">
            <draw:text-box>
              <text:p text:style-name="P1">Information block, including</text:p>
              <text:p text:style-name="P1">Argument strings,</text:p>
              <text:p text:style-name="P1">Environment strings,</text:p>
              <text:p text:style-name="P1">Auxiliary information</text:p>
              <text:p text:style-name="P1">…</text:p>
              <text:p text:style-name="P1">(size varies)</text:p>
            </draw:text-box>
          </draw:frame>
          <draw:frame draw:style-name="gr6" draw:text-style-name="P1" draw:layer="layout" svg:width="9.1cm" svg:height="1cm" svg:x="6.3cm" svg:y="10.904cm">
            <draw:text-box>
              <text:p text:style-name="P1">Unspecified</text:p>
            </draw:text-box>
          </draw:frame>
          <draw:frame draw:style-name="gr6" draw:text-style-name="P1" draw:layer="layout" svg:width="9.1cm" svg:height="1cm" svg:x="6.299cm" svg:y="11.903cm">
            <draw:text-box>
              <text:p text:style-name="P1">Null auxiliary vector entry</text:p>
            </draw:text-box>
          </draw:frame>
          <draw:frame draw:style-name="gr6" draw:text-style-name="P1" draw:layer="layout" svg:width="9.1cm" svg:height="2.384cm" svg:x="6.299cm" svg:y="12.903cm">
            <draw:text-box>
              <text:p text:style-name="P1">Auxiliary vector</text:p>
              <text:p text:style-name="P1">…</text:p>
              <text:p text:style-name="P1">(2-word entries)</text:p>
            </draw:text-box>
          </draw:frame>
          <draw:frame draw:style-name="gr6" draw:text-style-name="P1" draw:layer="layout" svg:width="9.1cm" svg:height="1cm" svg:x="6.299cm" svg:y="15.303cm">
            <draw:text-box>
              <text:p text:style-name="P1">0 word</text:p>
            </draw:text-box>
          </draw:frame>
          <draw:frame draw:style-name="gr6" draw:text-style-name="P1" draw:layer="layout" svg:width="9.1cm" svg:height="1cm" svg:x="6.298cm" svg:y="18.702cm">
            <draw:text-box>
              <text:p text:style-name="P1">0 word</text:p>
            </draw:text-box>
          </draw:frame>
          <draw:frame draw:style-name="gr6" draw:text-style-name="P1" draw:layer="layout" svg:width="9.1cm" svg:height="2.384cm" svg:x="6.298cm" svg:y="16.302cm">
            <draw:text-box>
              <text:p text:style-name="P1">Environment pointers</text:p>
              <text:p text:style-name="P1">…</text:p>
              <text:p text:style-name="P1">(one word each)</text:p>
            </draw:text-box>
          </draw:frame>
          <draw:frame draw:style-name="gr6" draw:text-style-name="P1" draw:layer="layout" svg:width="9.1cm" svg:height="2.384cm" svg:x="6.297cm" svg:y="19.701cm">
            <draw:text-box>
              <text:p text:style-name="P1">Argument pointers</text:p>
              <text:p text:style-name="P1">…</text:p>
              <text:p text:style-name="P1">(Argument count words)</text:p>
            </draw:text-box>
          </draw:frame>
          <draw:frame draw:style-name="gr6" draw:text-style-name="P1" draw:layer="layout" svg:width="9.1cm" svg:height="1cm" svg:x="6.297cm" svg:y="22.101cm">
            <draw:text-box>
              <text:p text:style-name="P1">Argument count</text:p>
            </draw:text-box>
          </draw:frame>
          <draw:frame draw:style-name="gr6" draw:text-style-name="P1" draw:layer="layout" svg:width="9.1cm" svg:height="1cm" svg:x="6.296cm" svg:y="23.1cm">
            <draw:text-box>
              <text:p text:style-name="P1">Undefined</text:p>
            </draw:text-box>
          </draw:frame>
          <draw:frame draw:style-name="gr8" draw:layer="layout" svg:width="3.042cm" svg:height="0.962cm" svg:x="2.958cm" svg:y="22.138cm">
            <draw:text-box>
              <text:p>0 (%esp)</text:p>
            </draw:text-box>
          </draw:frame>
          <draw:frame draw:style-name="gr8" draw:layer="layout" svg:width="3.042cm" svg:height="0.962cm" svg:x="2.958cm" svg:y="20.938cm">
            <draw:text-box>
              <text:p>4 (%esp)</text:p>
            </draw:text-box>
          </draw:frame>
          <draw:frame draw:style-name="gr8" draw:layer="layout" svg:width="4.1cm" svg:height="0.962cm" svg:x="15.7cm" svg:y="23.1cm">
            <draw:text-box>
              <text:p>Low address</text:p>
            </draw:text-box>
          </draw:frame>
          <draw:frame draw:style-name="gr8" draw:layer="layout" svg:width="4.244cm" svg:height="0.962cm" svg:x="15.7cm" svg:y="5.5cm">
            <draw:text-box>
              <text:p>High address</text:p>
            </draw:text-box>
          </draw:frame>
          <draw:line draw:style-name="gr9" draw:text-style-name="P1" draw:layer="layout" svg:x1="6.3cm" svg:y1="6.4cm" svg:x2="15.4cm" svg:y2="6.4cm">
            <text:p/>
          </draw:line>
          <draw:line draw:style-name="gr9" draw:text-style-name="P1" draw:layer="layout" svg:x1="6.299cm" svg:y1="10.935cm" svg:x2="15.399cm" svg:y2="10.935cm">
            <text:p/>
          </draw:line>
          <draw:line draw:style-name="gr9" draw:text-style-name="P1" draw:layer="layout" svg:x1="6.298cm" svg:y1="11.87cm" svg:x2="15.398cm" svg:y2="11.87cm">
            <text:p/>
          </draw:line>
          <draw:line draw:style-name="gr9" draw:text-style-name="P1" draw:layer="layout" svg:x1="6.297cm" svg:y1="12.869cm" svg:x2="15.397cm" svg:y2="12.869cm">
            <text:p/>
          </draw:line>
          <draw:line draw:style-name="gr9" draw:text-style-name="P1" draw:layer="layout" svg:x1="6.296cm" svg:y1="15.304cm" svg:x2="15.396cm" svg:y2="15.304cm">
            <text:p/>
          </draw:line>
          <draw:line draw:style-name="gr9" draw:text-style-name="P1" draw:layer="layout" svg:x1="6.295cm" svg:y1="16.231cm" svg:x2="15.395cm" svg:y2="16.231cm">
            <text:p/>
          </draw:line>
          <draw:line draw:style-name="gr9" draw:text-style-name="P1" draw:layer="layout" svg:x1="6.294cm" svg:y1="18.73cm" svg:x2="15.394cm" svg:y2="18.73cm">
            <text:p/>
          </draw:line>
          <draw:line draw:style-name="gr9" draw:text-style-name="P1" draw:layer="layout" svg:x1="6.293cm" svg:y1="19.657cm" svg:x2="15.393cm" svg:y2="19.657cm">
            <text:p/>
          </draw:line>
          <draw:line draw:style-name="gr9" draw:text-style-name="P1" draw:layer="layout" svg:x1="6.292cm" svg:y1="22.156cm" svg:x2="15.392cm" svg:y2="22.156cm">
            <text:p/>
          </draw:line>
          <draw:line draw:style-name="gr9" draw:text-style-name="P1" draw:layer="layout" svg:x1="6.291cm" svg:y1="23.083cm" svg:x2="15.391cm" svg:y2="23.083cm">
            <text:p/>
          </draw:line>
        </draw:g>
      </draw:page>
      <draw:page draw:name="page3" draw:style-name="dp1" draw:master-page-name="Default">
        <draw:frame draw:style-name="gr8" draw:text-style-name="P3" draw:layer="layout" svg:width="4.244cm" svg:height="0.962cm" svg:x="15.7cm" svg:y="5.5cm">
          <draw:text-box>
            <text:p text:style-name="P3"><text:span text:style-name="T2">High address</text:span></text:p>
          </draw:text-box>
        </draw:frame>
        <draw:g>
          <draw:rect draw:style-name="gr10" draw:text-style-name="P1" draw:layer="layout" svg:width="9.1cm" svg:height="21.221cm" svg:x="6.292cm" svg:y="5.379cm">
            <text:p/>
          </draw:rect>
          <draw:frame draw:style-name="gr11" draw:text-style-name="P1" draw:layer="layout" svg:width="9.1cm" svg:height="1cm" svg:x="6.292cm" svg:y="5.379cm">
            <draw:text-box>
              <text:p text:style-name="P1">Initialization stub</text:p>
            </draw:text-box>
          </draw:frame>
          <draw:frame draw:style-name="gr11" draw:text-style-name="P1" draw:layer="layout" svg:width="9.1cm" svg:height="1cm" svg:x="6.291cm" svg:y="7.7cm">
            <draw:text-box>
              <text:p text:style-name="P1">Process stack</text:p>
            </draw:text-box>
          </draw:frame>
          <draw:frame draw:style-name="gr12" draw:text-style-name="P1" draw:layer="layout" svg:width="9.1cm" svg:height="1.678cm" svg:x="6.3cm" svg:y="16.922cm">
            <draw:text-box>
              <text:p text:style-name="P1"><text:span text:style-name="T3"/></text:p>
              <text:p text:style-name="P1">Library text area</text:p>
            </draw:text-box>
          </draw:frame>
          <draw:frame draw:style-name="gr13" draw:text-style-name="P1" draw:layer="layout" svg:width="9.1cm" svg:height="2.384cm" svg:x="6.299cm" svg:y="12cm">
            <draw:text-box>
              <text:p text:style-name="P1">Unused space</text:p>
              <text:p text:style-name="P1">(reserved)</text:p>
              <text:p text:style-name="P1"/>
            </draw:text-box>
          </draw:frame>
          <draw:frame draw:style-name="gr14" draw:text-style-name="P1" draw:layer="layout" svg:width="9.1cm" svg:height="1.398cm" svg:x="6.298cm" svg:y="19.602cm">
            <draw:text-box>
              <text:p text:style-name="P1">Process heap</text:p>
            </draw:text-box>
          </draw:frame>
          <draw:frame draw:style-name="gr15" draw:text-style-name="P1" draw:layer="layout" svg:width="9.1cm" svg:height="0.991cm" svg:x="6.297cm" svg:y="22.509cm">
            <draw:text-box>
              <text:p text:style-name="P1">Process data area</text:p>
            </draw:text-box>
          </draw:frame>
          <draw:frame draw:style-name="gr11" draw:text-style-name="P1" draw:layer="layout" svg:width="9.1cm" svg:height="1cm" svg:x="6.3cm" svg:y="24.7cm">
            <draw:text-box>
              <text:p text:style-name="P1">Process text (code) area</text:p>
            </draw:text-box>
          </draw:frame>
          <draw:frame draw:style-name="gr16" draw:text-style-name="P1" draw:layer="layout" svg:width="9.1cm" svg:height="0.962cm" svg:x="6.299cm" svg:y="15.7cm">
            <draw:text-box>
              <text:p text:style-name="P1">Library data area</text:p>
            </draw:text-box>
          </draw:frame>
          <draw:frame draw:style-name="gr8" draw:text-style-name="P4" draw:layer="layout" svg:width="3.643cm" svg:height="0.962cm" svg:x="15.7cm" svg:y="25.8cm">
            <draw:text-box>
              <text:p text:style-name="P4"><text:span text:style-name="T4">0x8048000</text:span></text:p>
            </draw:text-box>
          </draw:frame>
          <draw:line draw:style-name="gr17" draw:text-style-name="P1" draw:layer="layout" svg:x1="6.3cm" svg:y1="24.1cm" svg:x2="15.4cm" svg:y2="24.1cm">
            <text:p/>
          </draw:line>
          <draw:line draw:style-name="gr17" draw:text-style-name="P1" draw:layer="layout" svg:x1="6.299cm" svg:y1="21.899cm" svg:x2="15.399cm" svg:y2="21.899cm">
            <text:p/>
          </draw:line>
          <draw:line draw:style-name="gr17" draw:text-style-name="P1" draw:layer="layout" svg:x1="6.298cm" svg:y1="18.598cm" svg:x2="15.398cm" svg:y2="18.598cm">
            <text:p/>
          </draw:line>
          <draw:line draw:style-name="gr18" draw:text-style-name="P1" draw:layer="layout" svg:x1="6.297cm" svg:y1="16.997cm" svg:x2="15.397cm" svg:y2="16.997cm">
            <text:p/>
          </draw:line>
          <draw:line draw:style-name="gr17" draw:text-style-name="P1" draw:layer="layout" svg:x1="6.296cm" svg:y1="15.396cm" svg:x2="15.396cm" svg:y2="15.396cm">
            <text:p/>
          </draw:line>
          <draw:line draw:style-name="gr17" draw:text-style-name="P1" draw:layer="layout" svg:x1="6.295cm" svg:y1="10.395cm" svg:x2="15.395cm" svg:y2="10.395cm">
            <text:p/>
          </draw:line>
          <draw:line draw:style-name="gr17" draw:text-style-name="P1" draw:layer="layout" svg:x1="6.294cm" svg:y1="6.294cm" svg:x2="15.394cm" svg:y2="6.29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4T13:32:10</meta:creation-date>
    <dc:date>2012-11-16T10:51:36</dc:date>
    <meta:editing-duration>PT1H16M44S</meta:editing-duration>
    <meta:editing-cycles>6</meta:editing-cycles>
    <meta:generator>OpenOffice.org/3.4.1$Unix OpenOffice.org_project/341m1$Build-9593</meta:generator>
    <meta:document-statistic meta:object-count="64"/>
  </office:meta>
</office:document-meta>
</file>